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YS Text" svg:font-family="'YS Text', Arial, Helvetica, 'Arial Unicode MS', sans-serif"/>
    <style:font-face style:name="apple-system" svg:font-family="apple-system, BlinkMacSystemFont, Arial, sans-serif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serif" fo:font-size="10pt" fo:font-weight="bold" fo:background-color="transparent" style:font-size-asian="10pt" style:font-weight-asian="bold" style:font-size-complex="10pt" style:font-weight-complex="bold"/>
    </style:style>
    <style:style style:name="P2" style:family="paragraph" style:parent-style-name="Standard">
      <style:text-properties fo:color="#000000" style:font-name="serif" fo:font-size="10pt" fo:font-weight="normal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000000" style:font-name="serif" fo:font-size="10pt" fo:font-weight="normal" officeooo:paragraph-rsid="004910fc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000000" style:font-name="serif" fo:font-size="10pt" fo:font-weight="normal" officeooo:paragraph-rsid="0050c92f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c9211e" style:font-name="serif" fo:font-size="10pt" fo:font-weight="bold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c9211e" style:font-name="serif" fo:font-size="10pt" fo:font-weight="bold" officeooo:rsid="004d3843" officeooo:paragraph-rsid="004d3843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c9211e" style:font-name="serif" fo:font-size="10pt" fo:font-weight="bold" officeooo:rsid="004b05cc" officeooo:paragraph-rsid="004b05cc" fo:background-color="transparent" style:font-size-asian="10pt" style:font-weight-asian="bold" style:font-size-complex="10pt" style:font-weight-complex="bold"/>
    </style:style>
    <style:style style:name="P8" style:family="paragraph" style:parent-style-name="Heading_20_1">
      <style:text-properties fo:color="#000000" style:font-name="serif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Heading_20_3">
      <style:text-properties fo:color="#000000" style:font-name="serif" fo:font-size="10pt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text-properties fo:font-variant="normal" fo:text-transform="none" fo:color="#333333" style:font-name="Liberation Sans" fo:font-size="12pt" fo:letter-spacing="normal" fo:font-style="normal" fo:font-weight="normal" fo:background-color="transparent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margin-left="0in" fo:margin-right="0in" fo:orphans="2" fo:widows="2" fo:text-indent="0in" style:auto-text-indent="false"/>
      <style:text-properties fo:color="#333333" style:font-name="apple-system" fo:font-size="12pt" fo:letter-spacing="normal" fo:font-style="italic" fo:font-weight="normal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  <style:text-properties fo:color="#333333" style:font-name="apple-system" fo:font-size="12pt" fo:letter-spacing="normal" fo:font-style="italic" fo:font-weight="normal" officeooo:rsid="0052790b" officeooo:paragraph-rsid="0052790b"/>
    </style:style>
    <style:style style:name="P13" style:family="paragraph" style:parent-style-name="Text_20_body">
      <style:paragraph-properties fo:margin-left="0in" fo:margin-right="0in" fo:orphans="2" fo:widows="2" fo:text-indent="0in" style:auto-text-indent="false"/>
      <style:text-properties fo:color="#333333" style:font-name="apple-system" fo:font-size="12pt" fo:letter-spacing="normal" fo:font-style="italic" fo:font-weight="bold" officeooo:rsid="0052790b" officeooo:paragraph-rsid="0052790b" style:font-weight-asian="bold" style:font-weight-complex="bold"/>
    </style:style>
    <style:style style:name="P14" style:family="paragraph" style:parent-style-name="Text_20_body">
      <style:paragraph-properties fo:margin-left="0in" fo:margin-right="0in" fo:orphans="2" fo:widows="2" fo:text-indent="0in" style:auto-text-indent="false"/>
      <style:text-properties fo:color="#333333" style:font-name="apple-system" fo:font-size="12pt" fo:font-weight="normal" officeooo:rsid="0052790b" officeooo:paragraph-rsid="0052790b"/>
    </style:style>
    <style:style style:name="T1" style:family="text">
      <style:text-properties officeooo:rsid="004d3843"/>
    </style:style>
    <style:style style:name="T2" style:family="text">
      <style:text-properties fo:letter-spacing="normal" fo:font-style="italic"/>
    </style:style>
    <style:style style:name="T3" style:family="text">
      <style:text-properties officeooo:rsid="0050c92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Евгений, тогда попрошу вас перед назначением собеседования ответьте, пожалуйста, на вопросы, чтобы не тратить на это время при разговоре. Благодарю!)</text:p>
      <text:p text:style-name="P2"/>
      <text:p text:style-name="P2"><text:s/>1. Опишите кратко опыт по основным интересующим нас моментам (где-то можно просто в формате да/нет, где-то можно добавить более развернуто):</text:p>
      <text:p text:style-name="P3">— сколько лет опыта разработки на C++?</text:p>
      <text:p text:style-name="P7">5 лет </text:p>
      <text:p text:style-name="P3">— Опыт работы с ОС Linux?</text:p>
      <text:p text:style-name="P7">Хороший опыт <text:s/>Есть опыт <text:span text:style-name="T1">кастомной </text:span>сборки Linux для других архитектур</text:p>
      <text:p text:style-name="P3">— Обладаете ли знаниями межпроцессного взаимодействия, синхронизации, многопоточности и др. на многоядерных системах?</text:p>
      <text:p text:style-name="P7">Да</text:p>
      <text:p text:style-name="P3">— Был ли работы в Linux окружении с gсс, make, gdb, strace, perf, valgrind?</text:p>
      <text:p text:style-name="P7">Да</text:p>
      <text:p text:style-name="P3">— Есть ли опыт работы с системами контроля версий (git/gitlab)?</text:p>
      <text:p text:style-name="P7">Да</text:p>
      <text:p text:style-name="P3">— Есть ли понимание принципов: ООП, DRY, KISS, YAGNI, паттернов?</text:p>
      <text:p text:style-name="P7">Да</text:p>
      <text:p text:style-name="P3">— Есть ли представление о ethernet-кадрах, mac-адресах, протоколах DHCP/ARP/DNS,IP маршрутизации?</text:p>
      <text:p text:style-name="P6">Да </text:p>
      <text:p text:style-name="P3">— Как оцениваете свой уровень английского языка? И владения технической документацией?</text:p>
      <text:p text:style-name="P6">Свободно читаю всю техническую документацию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Межпроцессное взаимодействие (англ. i nter - p rocess c ommunication, IPC) — обмен данными между потоками одного или разных процессов. Реализуется посредством механизмов, предоставляемых ядром ОС или процессом, использующим механизмы ОС и реализующим новые возможности IPC. Может осуществляться как на одном компьютере, так и между несколькими компьютерами сети.</text:p>
      <text:p text:style-name="P5">именованный канал</text:p>
      <text:p text:style-name="P5">разделенная память</text:p>
      <text:p text:style-name="P5">семафор</text:p>
      <text:p text:style-name="P1"/>
      <text:p text:style-name="P1"><text:a xlink:type="simple" xlink:href="https://habr.com/ru/articles/122108/" text:style-name="Internet_20_link" text:visited-style-name="Visited_20_Internet_20_Link">https://habr.com/ru/articles/122108/</text:a></text:p>
      <text:p text:style-name="P1"/>
      <text:p text:style-name="P1"/>
      <text:h text:style-name="P8" text:outline-level="1">Выявление ошибок в работе с памятью в C и C++: Сравниваем Sanitizers и Valgrind</text:h>
      <text:p text:style-name="P1"><text:a xlink:type="simple" xlink:href="https://habr.com/ru/companies/otus/articles/801123/" text:style-name="Internet_20_link" text:visited-style-name="Visited_20_Internet_20_Link">https://habr.com/ru/companies/otus/articles/801123/</text:a></text:p>
      <text:p text:style-name="P1"/>
      <text:p text:style-name="P1"/>
      <text:p text:style-name="P4">ООП, DRY, KISS, YAGNI, паттерн<text:span text:style-name="T3">ы</text:span></text:p>
      <text:p text:style-name="P1"/>
      <text:p text:style-name="P2">Четыре основных принципа объектно-ориентированного программирования следующие.</text:p>
      <text:p text:style-name="P2">Абстракция. Моделирование требуемых атрибутов и взаимодействий сущностей в виде классов для определения абстрактного представления системы</text:p>
      <text:p text:style-name="P2">Инкапсуляция. Скрытие внутреннего состояния и функций объекта и предоставление доступа только через открытый набор функций</text:p>
      <text:p text:style-name="P2">Наследование. Возможность создания новых абстракций на основе существующих</text:p>
      <text:p text:style-name="P2">Полиморфизм. Возможность реализации наследуемых свойств или методов отличающимися способами в рамках множества абстракций</text:p>
      <text:p text:style-name="P1"/>
      <text:p text:style-name="P2">1. YAGNI</text:p>
      <text:p text:style-name="P2">You Aren’t Gonna Need It / Вам это не понадобится</text:p>
      <text:p text:style-name="P2"/>
      <text:p text:style-name="P2">Этот принцип прост и очевиден, но ему далеко не все следуют. Если пишете код, то будьте уверены, что он вам понадобится. Не пишите код, если думаете, что он пригодится позже.</text:p>
      <text:p text:style-name="P1"/>
      <text:h text:style-name="P9" text:outline-level="3">2. DRY</text:h>
      <text:p text:style-name="P11">Don’t Repeat Yourself / Не повторяйтесь</text:p>
      <text:h text:style-name="P9" text:outline-level="3">3. KISS</text:h>
      <text:p text:style-name="P11">Keep It Simple, Stupid / Будь проще</text:p>
      <text:p text:style-name="P11"/>
      <text:p text:style-name="P13">Паттерны</text:p>
      <text:p text:style-name="P14"><text:a xlink:type="simple" xlink:href="https://refactoringguru.cn/ru/design-patterns/cpp" text:style-name="Internet_20_link" text:visited-style-name="Visited_20_Internet_20_Link"><text:span text:style-name="T2">https://refactoringguru.cn/ru/design-patterns/cpp</text:span></text:a></text:p>
      <text:p text:style-name="P12"/>
      <text:p text:style-name="P13">Ethernet фрейм</text:p>
      <text:p text:style-name="P11"><text:a xlink:type="simple" xlink:href="https://habr.com/ru/articles/227729/" text:style-name="Internet_20_link" text:visited-style-name="Visited_20_Internet_20_Link">https://habr.com/ru/articles/227729/</text:a>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YS Text" svg:font-family="'YS Text', Arial, Helvetica, 'Arial Unicode MS', sans-serif"/>
    <style:font-face style:name="apple-system" svg:font-family="apple-system, BlinkMacSystemFont, Arial, sans-serif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3-28T15:54:51.192112043</dc:date>
    <meta:editing-duration>P1DT21H2M56S</meta:editing-duration>
    <meta:editing-cycles>73</meta:editing-cycles>
    <meta:document-statistic meta:table-count="0" meta:image-count="0" meta:object-count="0" meta:page-count="1" meta:paragraph-count="42" meta:word-count="329" meta:character-count="2542" meta:non-whitespace-character-count="2242"/>
  </office:meta>
</office:document-meta>
</file>